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9f3" officeooo:paragraph-rsid="000ba9f3"/>
    </style:style>
    <style:style style:name="P2" style:family="paragraph" style:parent-style-name="Standard">
      <style:text-properties officeooo:paragraph-rsid="000ba9f3"/>
    </style:style>
    <style:style style:name="P3" style:family="paragraph" style:parent-style-name="Standard">
      <style:text-properties fo:font-style="italic" officeooo:rsid="000ba9f3" officeooo:paragraph-rsid="000ba9f3" style:font-style-asian="italic" style:font-style-complex="italic"/>
    </style:style>
    <style:style style:name="P4" style:family="paragraph" style:parent-style-name="Standard">
      <style:text-properties fo:font-style="italic" officeooo:paragraph-rsid="000ba9f3" style:font-style-asian="italic" style:font-style-complex="italic"/>
    </style:style>
    <style:style style:name="P5" style:family="paragraph" style:parent-style-name="Standard">
      <style:text-properties fo:font-style="normal" officeooo:rsid="000ba9f3" officeooo:paragraph-rsid="000ba9f3" style:font-style-asian="normal" style:font-style-complex="normal"/>
    </style:style>
    <style:style style:name="P6" style:family="paragraph" style:parent-style-name="Standard">
      <style:text-properties fo:font-style="normal" officeooo:rsid="000ba9f3" officeooo:paragraph-rsid="000c4f45" style:font-style-asian="normal" style:font-style-complex="normal"/>
    </style:style>
    <style:style style:name="T1" style:family="text">
      <style:text-properties officeooo:rsid="000ba9f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a9f3" style:font-style-asian="italic" style:font-style-complex="italic"/>
    </style:style>
    <style:style style:name="T4" style:family="text">
      <style:text-properties fo:font-style="italic" officeooo:rsid="000c4f45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. Preparação do Ubuntu</text:p>
      <text:p text:style-name="P1"><text:tab/>Depois de criada a máquina virtual:</text:p>
      <text:p text:style-name="P1"><text:tab/><text:span text:style-name="T2">sudo apt update</text:span></text:p>
      <text:p text:style-name="P3"><text:tab/>sudo apt upgrade</text:p>
      <text:p text:style-name="P3"><text:tab/>sudo apt install build-essential gcc make perl dkms curl tcl</text:p>
      <text:p text:style-name="P1"/>
      <text:p text:style-name="P1">1. Criação do ambiente virtual</text:p>
      <text:p text:style-name="P1"><text:tab/></text:p>
      <text:p text:style-name="P3"><text:tab/>python3 --version</text:p>
      <text:p text:style-name="P3"><text:tab/>sudo apt update</text:p>
      <text:p text:style-name="P3"><text:tab/>sudo apt upgrade</text:p>
      <text:p text:style-name="P3"><text:tab/>sudo add-apt-repository ppa:deadsnakes/ppa</text:p>
      <text:p text:style-name="P3"><text:tab/>sudo apt install python3.9</text:p>
      <text:p text:style-name="P3"><text:tab/>python3.9 --version</text:p>
      <text:p text:style-name="P3"><text:tab/>sudo apt install python3.9-venv</text:p>
      <text:p text:style-name="P2"><text:span text:style-name="T1"><text:tab/></text:span><text:span text:style-name="T3">cd Documents/sua_pasta</text:span><text:span text:style-name="T1"> #Ou criar uma usando </text:span><text:span text:style-name="T3">mkdir sua_pasta</text:span></text:p>
      <text:p text:style-name="P2"><text:span text:style-name="T3"><text:tab/>python3.9 -m venv venv</text:span></text:p>
      <text:p text:style-name="P2"><text:span text:style-name="T3"><text:tab/>source venv/bin/activate</text:span></text:p>
      <text:p text:style-name="P2"><text:span text:style-name="T3"/></text:p>
      <text:p text:style-name="P5">2. Instalando o Airflow</text:p>
      <text:p text:style-name="P6"><text:tab/><text:span text:style-name="T2">cd Documents/sua_pasta/</text:span><text:span text:style-name="T4">airflow</text:span> #Ou criar uma usando <text:span text:style-name="T2">mkdir </text:span><text:span text:style-name="T4">airflow</text:span></text:p>
      <text:p text:style-name="P3"><text:tab/>pip install apache-airflow[postgres,celery,redis]==2.3.2 --constraint "https://raw.githubusercontent.com/apache/airflow/constraints-2.3.2/constraints-3.9.txt"</text:p>
      <text:p text:style-name="P2"><text:span text:style-name="T3"><text:tab/>export AIRFLOW_HOME=~/Documents/sua_pasta</text:span></text:p>
      <text:p text:style-name="P4"><text:tab/>airflow standalone</text:p>
      <text:p text:style-name="P1"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7T13:15:26.900493581</meta:creation-date>
    <dc:date>2023-10-27T18:10:11.279134578</dc:date>
    <meta:editing-duration>PT2H33M53S</meta:editing-duration>
    <meta:editing-cycles>1</meta:editing-cycles>
    <meta:document-statistic meta:table-count="0" meta:image-count="0" meta:object-count="0" meta:page-count="1" meta:paragraph-count="23" meta:word-count="90" meta:character-count="775" meta:non-whitespace-character-count="689"/>
    <meta:generator>LibreOffice/6.4.7.2$Linux_X86_64 LibreOffice_project/40$Build-2</meta:generator>
  </office:meta>
</office:document-meta>
</file>